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4e9" officeooo:paragraph-rsid="0001a4e9"/>
    </style:style>
    <style:style style:name="P2" style:family="paragraph" style:parent-style-name="Standard">
      <style:text-properties officeooo:rsid="000d05fc" officeooo:paragraph-rsid="0001a4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atch notes:</text:p>
      <text:p text:style-name="P1"/>
      <text:p text:style-name="P2">Summary Results: </text:p>
      <text:p text:style-name="P2"/>
      <text:p text:style-name="P2"/>
      <text:p text:style-name="P2">Proportion of shots that are 3pt attempts, epoch 3: <text:s/>0.33</text:p>
      <text:p text:style-name="P2">Proportion of shots that are 3pt attempts, epoch 5: <text:s/>0.26</text:p>
      <text:p text:style-name="P2"/>
      <text:p text:style-name="P2"/>
      <text:p text:style-name="P2">3pt fg %, epoch 3: <text:s/>0.33</text:p>
      <text:p text:style-name="P2">3pt fg %, epoch 5: <text:s/>0.37</text:p>
      <text:p text:style-name="P2">Change in 3pt fg %: <text:s/>-0.04</text:p>
      <text:p text:style-name="P2"/>
      <text:p text:style-name="P2"/>
      <text:p text:style-name="P2">Overall eFG %, epoch 3: <text:s/>0.48</text:p>
      <text:p text:style-name="P2">Overall eFG %, epoch 5: <text:s/>0.51</text:p>
      <text:p text:style-name="P2">Change in Overall eFG %: <text:s/>-0.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20:43:47.604000000</meta:creation-date>
    <dc:date>2015-08-24T20:44:14.587000000</dc:date>
    <meta:editing-duration>P0D</meta:editing-duration>
    <meta:editing-cycles>1</meta:editing-cycles>
    <meta:document-statistic meta:table-count="0" meta:image-count="0" meta:object-count="0" meta:page-count="1" meta:paragraph-count="10" meta:word-count="60" meta:character-count="308" meta:non-whitespace-character-count="249"/>
    <meta:generator>LibreOffice/4.2.5.2$Windows_x86 LibreOffice_project/61cb170a04bb1f12e77c884eab9192be736ec5f5</meta:generator>
  </office:meta>
</office:document-meta>
</file>